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text-align="justify" style:justify-single-word="false" fo:break-before="auto" fo:break-after="auto" style:writing-mode="lr-tb"/>
    </style:style>
    <style:style style:name="P2" style:family="paragraph" style:parent-style-name="Standard">
      <style:paragraph-properties fo:line-height="115%" fo:text-align="end" style:justify-single-word="false" fo:break-before="auto" fo:break-after="auto" style:writing-mode="lr-tb"/>
    </style:style>
    <style:style style:name="P3" style:family="paragraph" style:parent-style-name="Standard" style:master-page-name="Standard">
      <style:paragraph-properties fo:line-height="115%" fo:text-align="justify" style:justify-single-word="false" style:page-number="auto" fo:break-before="auto" fo:break-after="auto" style:writing-mode="lr-tb"/>
    </style:style>
    <style:style style:name="P4" style:family="paragraph">
      <style:paragraph-properties fo:margin-left="0cm" fo:margin-right="0cm" fo:margin-top="0cm" fo:margin-bottom="0cm" fo:line-height="100%" fo:text-align="start" fo:text-indent="0cm" style:writing-mode="lr-tb"/>
    </style:style>
    <style:style style:name="T1" style:family="text">
      <style:text-properties fo:font-style="italic" style:font-style-asian="italic" style:font-style-complex="italic"/>
    </style:style>
    <style:style style:name="T2" style:family="text">
      <style:text-properties fo:color="#1155cc" style:text-underline-style="solid" style:text-underline-width="auto" style:text-underline-color="font-color"/>
    </style:style>
    <style:style style:name="T3"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ało jest osób, które o sienkiewiczowskiej „Trylogii” choćby nie słyszały. Mówiąc o potężnej Polsce, o jej złotym wieku, przed oczami staje obraz jeźdźca w pancerzu ze skrzydłami, dzierżącego długą kopię. Rzeczpospolita Obojga Narodów, czas Sarmatów, czas husarii, czas wojen, chwały i powolnego upadku. O tym pisał Sienkiewicz, o tym pisał Jacek Komuda. O tym pisze Gandzia. No i oczywiście, o magii przyjaźni. </text:p>
      <text:p text:style-name="P1"/>
      <text:p text:style-name="P1">Fabuła „Ad maiorem Dei gloriam” jest kontynuacją opowiadania „Si Deus nobiscum”, więc siłą rzeczy pewne spoilery odnośnie jego zakończenia się pojawią. Tak czy inaczej, Rzeczpospolita Trojga Narodów rządzona przez króla Celestię i Lunę radzi sobie nad wyraz dobrze. Kucyki mieszają się z ludźmi, zarówno w Europie, jak i Equestrii. Polska dzięki nowemu rodzajowi skrzydlatych żołnierzy budzi w Starym Świecie respekt i szacunek. Oczywiście, nie podoba się to władcom ościennych państw. Dlatego właśnie niedługo trzeba czekać, aż dochodzi do nieco przyspieszonego potopu szwedzkiego. Żeby było mało, starzy i potężni wrogowie nie śpią oraz bynajmniej nie odpoczywają. Spiski, machinacje, knowania i zdrady to nadal chleb powszedni tego opowiadania. „Ad maiorem” jest jednak od „Si Deusa” o tyle lepszy… że jest tego wszystkiego więcej! Nie nudzi się więc i zawsze potrafi czymś zaskoczyć, choćby błahostką, pojawieniem się jakiegoś bohatera, miejsca etc.</text:p>
      <text:p text:style-name="P1"/>
      <text:p text:style-name="P1">Akcja fanfika znowu ma miejsce w wielu, wielu obszarach nowej Rzeczpospolitej i nie tylko. W Equestrii, Koronie, Szwecji, na Dzikich Polach etc. Gandzia wykazuje się tutaj kreatywnością w prowadzeniu opowieści i nie nuży jedną i tą samą miejscówką cały czas. Do tego dochodzi znajomość tych środowisk. Są przedstawione wzorowo i przyczepić mógłby się co najwyżej prawdziwy ekspert i znawca. Jeśli zaś chodzi o tempo prowadzenia fanfika i rozwoju fabuły… Jest nieco wolniejsze od „Si Deusa”, aczkolwiek nadal może wydać się zbyt szybkie. Szczególnie że przedstawione wydarzenia rozciągnięte są na przestrzeni całych tygodni. </text:p>
      <text:p text:style-name="P1"/>
      <text:p text:style-name="P1">Opisy… No, tu już tak kolorowo nie jest. Fanfik nie jest w nie zbyt bogaty, zarówno jeśli chodzi o przedstawienia postaci, jak i miejsc. Czytając, o wiele częściej samemu tworzy się w głowie obraz bohatera, jego twarzy i rynsztunku. Są oczywiście wyjątki – bohaterowie naprawdę ważni dla fabuły, jak Michał Rzędowiecki, Pathchanger czy Golden Tounge. Choć aparycja kucyków przypominana jest o wiele częściej niż ludzi. Z czasem można zapomnieć, jak dany <office:annotation><dc:date>0000-00-00T00:00:00</dc:date><text:p text:style-name="P4"><text:span text:style-name="T3">O, tutaj.</text:span></text:p></office:annotation>Homo sapiens wyglądał. Tekst ogólnie skupia się głównie na fabule, wydarzeniach i dialogach. I bitwach. Dużo materiału poświęcone jest na wszelakie batalie. </text:p>
      <text:p text:style-name="P1"/>
      <text:p text:style-name="P1">Postacie, czyli kolejny ogromny plus „Ad maiorem Dei gloriam”<text:span text:style-name="T1">. </text:span>Powracają tu ulubieńcy z poprzedniego opowiadania z Luną, Michałem i braćmi Giedajłowami na czele. Poziom nie zaniżył się ani o milimetr, cały czas widać tendencję wzrostową. Nie uświadczy się tu aż tylu nowych twarzy, za to rozwijane są te znane. W zasadzie większą rolę dostali tu antagoniści. Pionki znane z „Si Deusa”<text:span text:style-name="T1"> </text:span>teraz prowadzą własną grę i tworzą szachownicę dla więcej niż dwóch rozgrywających. I choć wrogowie Rzeczpospolitej ze Skandywanii nie są zbyt… interesujący (to po prostu Szwedzi), tak persony pochodzące z Equestrii… Tu jest lepiej. Wspominałem, że to alternative universe<text:span text:style-name="T1"> </text:span>do „Ogniem i Mieczem” oraz pojawia się odpowiednik Bohuna? Nie? No więc mówię. Podsumowując: poziom nie spada, a w wielu przypadkach rośnie (Kozacy żądzą!).</text:p>
      <text:p text:style-name="P1"><text:soft-page-break/></text:p>
      <text:p text:style-name="P1">Dużo można powiedzieć o humorze. Jest idealnie wpasowany w całą konwencję opowiadania. Jest prosty, mało skomplikowany i przede wszystkim bawi, nie jest wciśnięty na siłę. Zdarzają się odniesienia do innych fandomowych dzieł literackich, literatury bardziej powszechnej i nawet popkultury. No i od czasu do czasu wpadnie nam jakiś dwuznaczny żart, absolutnie nieprzesadzony i smaczny. W końcu mówimy tu o sarmatach, kucykach i Kozakach. Takiej mieszance aż nie przystoi być poważną. </text:p>
      <text:p text:style-name="P1"/>
      <text:p text:style-name="P1">Kocham zarówno „Si Deus nobiscum”, jak i „Ad maiorem Dei gloriam”. Są tak cholernie pozytywne, zabawne i zajebiste, że nie da się ich nie lubić. Jasne, wady są, głównie w opisach, ale nie w tym rzecz. Jest wojna, ale przedstawiono ją w pewien lekki sposób, który nie obrazuje jej prawdziwej natury. Tu mamy się odprężyć i pośmiać; i tak, cholera, robimy. To jest ten typ swobodnej powieści, gdzie mamy swoich ukochanych bohaterów, patrzymy, jak dzielnie stawiają czoła przeciwnościom losu, a potem żyją długo i szczęśliwie (znaczy, ci, co mają imiona. Bo zwykły ludź po ludziu tutaj ginie &lt;i kuc po kucu&gt;). Potrzebne są takie opowiadania, potrzebne są takie do <office:annotation><dc:date>0000-00-00T00:00:00</dc:date><text:p text:style-name="P4"><text:span text:style-name="T3">Nie jest to zbyt "wulgarne" słownictwo? Szczerze mówiąc, takie słowa niezbyt ładnie wyglądają.</text:span></text:p></office:annotation>usrania szczęśliwe zakończenia (mowa tu raczej o „Si Deus”, bo „Ad maiorem” jest wciąż w trakcie pisania), potrzebni są bohaterowie i złoczyńcy, żeby się oderwać od tego szarego świata. Jeżeli ktoś chce poprawić sobie humor, jest to idealne opowiadanie dla niego. Polecam!</text:p>
      <text:p text:style-name="P1"/>
      <text:p text:style-name="P2">Zodiak</text:p>
      <text:p text:style-name="P2"/>
      <text:p text:style-name="P2"><text:a xlink:type="simple" xlink:href="https://derpiboo.ru/465997?scope=scpe0f754497a2e7f825b0b05c90a3ca9a39bd27627a" text:style-name="Internet_20_link" text:visited-style-name="Visited_20_Internet_20_Link">https</text:a><text:a xlink:type="simple" xlink:href="https://derpiboo.ru/465997?scope=scpe0f754497a2e7f825b0b05c90a3ca9a39bd27627a" text:style-name="Internet_20_link" text:visited-style-name="Visited_20_Internet_20_Link">://</text:a><text:a xlink:type="simple" xlink:href="https://derpiboo.ru/465997?scope=scpe0f754497a2e7f825b0b05c90a3ca9a39bd27627a" text:style-name="Internet_20_link" text:visited-style-name="Visited_20_Internet_20_Link">derpiboo</text:a><text:a xlink:type="simple" xlink:href="https://derpiboo.ru/465997?scope=scpe0f754497a2e7f825b0b05c90a3ca9a39bd27627a" text:style-name="Internet_20_link" text:visited-style-name="Visited_20_Internet_20_Link">.</text:a><text:a xlink:type="simple" xlink:href="https://derpiboo.ru/465997?scope=scpe0f754497a2e7f825b0b05c90a3ca9a39bd27627a" text:style-name="Internet_20_link" text:visited-style-name="Visited_20_Internet_20_Link">ru</text:a><text:a xlink:type="simple" xlink:href="https://derpiboo.ru/465997?scope=scpe0f754497a2e7f825b0b05c90a3ca9a39bd27627a" text:style-name="Internet_20_link" text:visited-style-name="Visited_20_Internet_20_Link">/465997?</text:a><text:a xlink:type="simple" xlink:href="https://derpiboo.ru/465997?scope=scpe0f754497a2e7f825b0b05c90a3ca9a39bd27627a" text:style-name="Internet_20_link" text:visited-style-name="Visited_20_Internet_20_Link">scope</text:a><text:a xlink:type="simple" xlink:href="https://derpiboo.ru/465997?scope=scpe0f754497a2e7f825b0b05c90a3ca9a39bd27627a" text:style-name="Internet_20_link" text:visited-style-name="Visited_20_Internet_20_Link">=</text:a><text:a xlink:type="simple" xlink:href="https://derpiboo.ru/465997?scope=scpe0f754497a2e7f825b0b05c90a3ca9a39bd27627a" text:style-name="Internet_20_link" text:visited-style-name="Visited_20_Internet_20_Link">scpe</text:a><text:a xlink:type="simple" xlink:href="https://derpiboo.ru/465997?scope=scpe0f754497a2e7f825b0b05c90a3ca9a39bd27627a" text:style-name="Internet_20_link" text:visited-style-name="Visited_20_Internet_20_Link">0</text:a><text:a xlink:type="simple" xlink:href="https://derpiboo.ru/465997?scope=scpe0f754497a2e7f825b0b05c90a3ca9a39bd27627a" text:style-name="Internet_20_link" text:visited-style-name="Visited_20_Internet_20_Link">f</text:a><text:a xlink:type="simple" xlink:href="https://derpiboo.ru/465997?scope=scpe0f754497a2e7f825b0b05c90a3ca9a39bd27627a" text:style-name="Internet_20_link" text:visited-style-name="Visited_20_Internet_20_Link">754497</text:a><text:a xlink:type="simple" xlink:href="https://derpiboo.ru/465997?scope=scpe0f754497a2e7f825b0b05c90a3ca9a39bd27627a" text:style-name="Internet_20_link" text:visited-style-name="Visited_20_Internet_20_Link">a</text:a><text:a xlink:type="simple" xlink:href="https://derpiboo.ru/465997?scope=scpe0f754497a2e7f825b0b05c90a3ca9a39bd27627a" text:style-name="Internet_20_link" text:visited-style-name="Visited_20_Internet_20_Link">2</text:a><text:a xlink:type="simple" xlink:href="https://derpiboo.ru/465997?scope=scpe0f754497a2e7f825b0b05c90a3ca9a39bd27627a" text:style-name="Internet_20_link" text:visited-style-name="Visited_20_Internet_20_Link">e</text:a><text:a xlink:type="simple" xlink:href="https://derpiboo.ru/465997?scope=scpe0f754497a2e7f825b0b05c90a3ca9a39bd27627a" text:style-name="Internet_20_link" text:visited-style-name="Visited_20_Internet_20_Link">7</text:a><text:a xlink:type="simple" xlink:href="https://derpiboo.ru/465997?scope=scpe0f754497a2e7f825b0b05c90a3ca9a39bd27627a" text:style-name="Internet_20_link" text:visited-style-name="Visited_20_Internet_20_Link">f</text:a><text:a xlink:type="simple" xlink:href="https://derpiboo.ru/465997?scope=scpe0f754497a2e7f825b0b05c90a3ca9a39bd27627a" text:style-name="Internet_20_link" text:visited-style-name="Visited_20_Internet_20_Link">825</text:a><text:a xlink:type="simple" xlink:href="https://derpiboo.ru/465997?scope=scpe0f754497a2e7f825b0b05c90a3ca9a39bd27627a" text:style-name="Internet_20_link" text:visited-style-name="Visited_20_Internet_20_Link">b</text:a><text:a xlink:type="simple" xlink:href="https://derpiboo.ru/465997?scope=scpe0f754497a2e7f825b0b05c90a3ca9a39bd27627a" text:style-name="Internet_20_link" text:visited-style-name="Visited_20_Internet_20_Link">0</text:a><text:a xlink:type="simple" xlink:href="https://derpiboo.ru/465997?scope=scpe0f754497a2e7f825b0b05c90a3ca9a39bd27627a" text:style-name="Internet_20_link" text:visited-style-name="Visited_20_Internet_20_Link">b</text:a><text:a xlink:type="simple" xlink:href="https://derpiboo.ru/465997?scope=scpe0f754497a2e7f825b0b05c90a3ca9a39bd27627a" text:style-name="Internet_20_link" text:visited-style-name="Visited_20_Internet_20_Link">05</text:a><text:a xlink:type="simple" xlink:href="https://derpiboo.ru/465997?scope=scpe0f754497a2e7f825b0b05c90a3ca9a39bd27627a" text:style-name="Internet_20_link" text:visited-style-name="Visited_20_Internet_20_Link">c</text:a><text:a xlink:type="simple" xlink:href="https://derpiboo.ru/465997?scope=scpe0f754497a2e7f825b0b05c90a3ca9a39bd27627a" text:style-name="Internet_20_link" text:visited-style-name="Visited_20_Internet_20_Link">90</text:a><text:a xlink:type="simple" xlink:href="https://derpiboo.ru/465997?scope=scpe0f754497a2e7f825b0b05c90a3ca9a39bd27627a" text:style-name="Internet_20_link" text:visited-style-name="Visited_20_Internet_20_Link">a</text:a><text:a xlink:type="simple" xlink:href="https://derpiboo.ru/465997?scope=scpe0f754497a2e7f825b0b05c90a3ca9a39bd27627a" text:style-name="Internet_20_link" text:visited-style-name="Visited_20_Internet_20_Link">3</text:a><text:a xlink:type="simple" xlink:href="https://derpiboo.ru/465997?scope=scpe0f754497a2e7f825b0b05c90a3ca9a39bd27627a" text:style-name="Internet_20_link" text:visited-style-name="Visited_20_Internet_20_Link">ca</text:a><text:a xlink:type="simple" xlink:href="https://derpiboo.ru/465997?scope=scpe0f754497a2e7f825b0b05c90a3ca9a39bd27627a" text:style-name="Internet_20_link" text:visited-style-name="Visited_20_Internet_20_Link">9</text:a><text:a xlink:type="simple" xlink:href="https://derpiboo.ru/465997?scope=scpe0f754497a2e7f825b0b05c90a3ca9a39bd27627a" text:style-name="Internet_20_link" text:visited-style-name="Visited_20_Internet_20_Link">a</text:a><text:a xlink:type="simple" xlink:href="https://derpiboo.ru/465997?scope=scpe0f754497a2e7f825b0b05c90a3ca9a39bd27627a" text:style-name="Internet_20_link" text:visited-style-name="Visited_20_Internet_20_Link">39</text:a><text:a xlink:type="simple" xlink:href="https://derpiboo.ru/465997?scope=scpe0f754497a2e7f825b0b05c90a3ca9a39bd27627a" text:style-name="Internet_20_link" text:visited-style-name="Visited_20_Internet_20_Link">bd</text:a><text:a xlink:type="simple" xlink:href="https://derpiboo.ru/465997?scope=scpe0f754497a2e7f825b0b05c90a3ca9a39bd27627a" text:style-name="Internet_20_link" text:visited-style-name="Visited_20_Internet_20_Link">27627</text:a><text:a xlink:type="simple" xlink:href="https://derpiboo.ru/465997?scope=scpe0f754497a2e7f825b0b05c90a3ca9a39bd27627a" text:style-name="Internet_20_link" text:visited-style-name="Visited_20_Internet_20_Link">a</text:a></text:p>
      <text:p text:style-name="P2"/>
      <text:p text:style-name="P2"><text:a xlink:type="simple" xlink:href="https://derpicdn.net/img/2013/11/6/465997/tall.png" text:style-name="Internet_20_link" text:visited-style-name="Visited_20_Internet_20_Link">https</text:a><text:a xlink:type="simple" xlink:href="https://derpicdn.net/img/2013/11/6/465997/tall.png" text:style-name="Internet_20_link" text:visited-style-name="Visited_20_Internet_20_Link">://</text:a><text:a xlink:type="simple" xlink:href="https://derpicdn.net/img/2013/11/6/465997/tall.png" text:style-name="Internet_20_link" text:visited-style-name="Visited_20_Internet_20_Link">derpicdn</text:a><text:a xlink:type="simple" xlink:href="https://derpicdn.net/img/2013/11/6/465997/tall.png" text:style-name="Internet_20_link" text:visited-style-name="Visited_20_Internet_20_Link">.</text:a><text:a xlink:type="simple" xlink:href="https://derpicdn.net/img/2013/11/6/465997/tall.png" text:style-name="Internet_20_link" text:visited-style-name="Visited_20_Internet_20_Link">net</text:a><text:a xlink:type="simple" xlink:href="https://derpicdn.net/img/2013/11/6/465997/tall.png" text:style-name="Internet_20_link" text:visited-style-name="Visited_20_Internet_20_Link">/</text:a><text:a xlink:type="simple" xlink:href="https://derpicdn.net/img/2013/11/6/465997/tall.png" text:style-name="Internet_20_link" text:visited-style-name="Visited_20_Internet_20_Link">img</text:a><text:a xlink:type="simple" xlink:href="https://derpicdn.net/img/2013/11/6/465997/tall.png" text:style-name="Internet_20_link" text:visited-style-name="Visited_20_Internet_20_Link">/2013/11/6/465997/</text:a><text:a xlink:type="simple" xlink:href="https://derpicdn.net/img/2013/11/6/465997/tall.png" text:style-name="Internet_20_link" text:visited-style-name="Visited_20_Internet_20_Link">tall</text:a><text:a xlink:type="simple" xlink:href="https://derpicdn.net/img/2013/11/6/465997/tall.png" text:style-name="Internet_20_link" text:visited-style-name="Visited_20_Internet_20_Link">.</text:a><text:a xlink:type="simple" xlink:href="https://derpicdn.net/img/2013/11/6/465997/tall.png" text:style-name="Internet_20_link" text:visited-style-name="Visited_20_Internet_20_Link">png</text:a></text:p>
      <text:p text:style-name="P2"/>
      <text:p text:style-name="P2"><text:a xlink:type="simple" xlink:href="http://aschenstern.deviantart.com/art/Chrysalis-493343174?q=favby%3ACahandariella%2F61164104&amp;qo=18" text:style-name="Internet_20_link" text:visited-style-name="Visited_20_Internet_20_Link">http</text:a><text:a xlink:type="simple" xlink:href="http://aschenstern.deviantart.com/art/Chrysalis-493343174?q=favby%3ACahandariella%2F61164104&amp;qo=18" text:style-name="Internet_20_link" text:visited-style-name="Visited_20_Internet_20_Link">://</text:a><text:a xlink:type="simple" xlink:href="http://aschenstern.deviantart.com/art/Chrysalis-493343174?q=favby%3ACahandariella%2F61164104&amp;qo=18" text:style-name="Internet_20_link" text:visited-style-name="Visited_20_Internet_20_Link">aschenstern</text:a><text:a xlink:type="simple" xlink:href="http://aschenstern.deviantart.com/art/Chrysalis-493343174?q=favby%3ACahandariella%2F61164104&amp;qo=18" text:style-name="Internet_20_link" text:visited-style-name="Visited_20_Internet_20_Link">.</text:a><text:a xlink:type="simple" xlink:href="http://aschenstern.deviantart.com/art/Chrysalis-493343174?q=favby%3ACahandariella%2F61164104&amp;qo=18" text:style-name="Internet_20_link" text:visited-style-name="Visited_20_Internet_20_Link">deviantart</text:a><text:a xlink:type="simple" xlink:href="http://aschenstern.deviantart.com/art/Chrysalis-493343174?q=favby%3ACahandariella%2F61164104&amp;qo=18" text:style-name="Internet_20_link" text:visited-style-name="Visited_20_Internet_20_Link">.</text:a><text:a xlink:type="simple" xlink:href="http://aschenstern.deviantart.com/art/Chrysalis-493343174?q=favby%3ACahandariella%2F61164104&amp;qo=18" text:style-name="Internet_20_link" text:visited-style-name="Visited_20_Internet_20_Link">com</text:a><text:a xlink:type="simple" xlink:href="http://aschenstern.deviantart.com/art/Chrysalis-493343174?q=favby%3ACahandariella%2F61164104&amp;qo=18" text:style-name="Internet_20_link" text:visited-style-name="Visited_20_Internet_20_Link">/</text:a><text:a xlink:type="simple" xlink:href="http://aschenstern.deviantart.com/art/Chrysalis-493343174?q=favby%3ACahandariella%2F61164104&amp;qo=18" text:style-name="Internet_20_link" text:visited-style-name="Visited_20_Internet_20_Link">art</text:a><text:a xlink:type="simple" xlink:href="http://aschenstern.deviantart.com/art/Chrysalis-493343174?q=favby%3ACahandariella%2F61164104&amp;qo=18" text:style-name="Internet_20_link" text:visited-style-name="Visited_20_Internet_20_Link">/</text:a><text:a xlink:type="simple" xlink:href="http://aschenstern.deviantart.com/art/Chrysalis-493343174?q=favby%3ACahandariella%2F61164104&amp;qo=18" text:style-name="Internet_20_link" text:visited-style-name="Visited_20_Internet_20_Link">Chrysalis</text:a><text:a xlink:type="simple" xlink:href="http://aschenstern.deviantart.com/art/Chrysalis-493343174?q=favby%3ACahandariella%2F61164104&amp;qo=18" text:style-name="Internet_20_link" text:visited-style-name="Visited_20_Internet_20_Link">-493343174?</text:a><text:a xlink:type="simple" xlink:href="http://aschenstern.deviantart.com/art/Chrysalis-493343174?q=favby%3ACahandariella%2F61164104&amp;qo=18" text:style-name="Internet_20_link" text:visited-style-name="Visited_20_Internet_20_Link">q</text:a><text:a xlink:type="simple" xlink:href="http://aschenstern.deviantart.com/art/Chrysalis-493343174?q=favby%3ACahandariella%2F61164104&amp;qo=18" text:style-name="Internet_20_link" text:visited-style-name="Visited_20_Internet_20_Link">=</text:a><text:a xlink:type="simple" xlink:href="http://aschenstern.deviantart.com/art/Chrysalis-493343174?q=favby%3ACahandariella%2F61164104&amp;qo=18" text:style-name="Internet_20_link" text:visited-style-name="Visited_20_Internet_20_Link">favby</text:a><text:a xlink:type="simple" xlink:href="http://aschenstern.deviantart.com/art/Chrysalis-493343174?q=favby%3ACahandariella%2F61164104&amp;qo=18" text:style-name="Internet_20_link" text:visited-style-name="Visited_20_Internet_20_Link">%3</text:a><text:a xlink:type="simple" xlink:href="http://aschenstern.deviantart.com/art/Chrysalis-493343174?q=favby%3ACahandariella%2F61164104&amp;qo=18" text:style-name="Internet_20_link" text:visited-style-name="Visited_20_Internet_20_Link">ACahandariella</text:a><text:a xlink:type="simple" xlink:href="http://aschenstern.deviantart.com/art/Chrysalis-493343174?q=favby%3ACahandariella%2F61164104&amp;qo=18" text:style-name="Internet_20_link" text:visited-style-name="Visited_20_Internet_20_Link">%2</text:a><text:a xlink:type="simple" xlink:href="http://aschenstern.deviantart.com/art/Chrysalis-493343174?q=favby%3ACahandariella%2F61164104&amp;qo=18" text:style-name="Internet_20_link" text:visited-style-name="Visited_20_Internet_20_Link">F</text:a><text:a xlink:type="simple" xlink:href="http://aschenstern.deviantart.com/art/Chrysalis-493343174?q=favby%3ACahandariella%2F61164104&amp;qo=18" text:style-name="Internet_20_link" text:visited-style-name="Visited_20_Internet_20_Link">61164104&amp;</text:a><text:a xlink:type="simple" xlink:href="http://aschenstern.deviantart.com/art/Chrysalis-493343174?q=favby%3ACahandariella%2F61164104&amp;qo=18" text:style-name="Internet_20_link" text:visited-style-name="Visited_20_Internet_20_Link">qo</text:a><text:a xlink:type="simple" xlink:href="http://aschenstern.deviantart.com/art/Chrysalis-493343174?q=favby%3ACahandariella%2F61164104&amp;qo=18" text:style-name="Internet_20_link" text:visited-style-name="Visited_20_Internet_20_Link">=18</text:a></text:p>
      <text:p text:style-name="P2"/>
      <text:p text:style-name="P2"><text:a xlink:type="simple" xlink:href="http://fc01.deviantart.net/fs71/i/2014/326/4/c/chrysalis_by_aschenstern-d85q212.jpg" text:style-name="Internet_20_link" text:visited-style-name="Visited_20_Internet_20_Link">http</text:a><text:a xlink:type="simple" xlink:href="http://fc01.deviantart.net/fs71/i/2014/326/4/c/chrysalis_by_aschenstern-d85q212.jpg" text:style-name="Internet_20_link" text:visited-style-name="Visited_20_Internet_20_Link">://</text:a><text:a xlink:type="simple" xlink:href="http://fc01.deviantart.net/fs71/i/2014/326/4/c/chrysalis_by_aschenstern-d85q212.jpg" text:style-name="Internet_20_link" text:visited-style-name="Visited_20_Internet_20_Link">fc</text:a><text:a xlink:type="simple" xlink:href="http://fc01.deviantart.net/fs71/i/2014/326/4/c/chrysalis_by_aschenstern-d85q212.jpg" text:style-name="Internet_20_link" text:visited-style-name="Visited_20_Internet_20_Link">01.</text:a><text:a xlink:type="simple" xlink:href="http://fc01.deviantart.net/fs71/i/2014/326/4/c/chrysalis_by_aschenstern-d85q212.jpg" text:style-name="Internet_20_link" text:visited-style-name="Visited_20_Internet_20_Link">deviantart</text:a><text:a xlink:type="simple" xlink:href="http://fc01.deviantart.net/fs71/i/2014/326/4/c/chrysalis_by_aschenstern-d85q212.jpg" text:style-name="Internet_20_link" text:visited-style-name="Visited_20_Internet_20_Link">.</text:a><text:a xlink:type="simple" xlink:href="http://fc01.deviantart.net/fs71/i/2014/326/4/c/chrysalis_by_aschenstern-d85q212.jpg" text:style-name="Internet_20_link" text:visited-style-name="Visited_20_Internet_20_Link">net</text:a><text:a xlink:type="simple" xlink:href="http://fc01.deviantart.net/fs71/i/2014/326/4/c/chrysalis_by_aschenstern-d85q212.jpg" text:style-name="Internet_20_link" text:visited-style-name="Visited_20_Internet_20_Link">/</text:a><text:a xlink:type="simple" xlink:href="http://fc01.deviantart.net/fs71/i/2014/326/4/c/chrysalis_by_aschenstern-d85q212.jpg" text:style-name="Internet_20_link" text:visited-style-name="Visited_20_Internet_20_Link">fs</text:a><text:a xlink:type="simple" xlink:href="http://fc01.deviantart.net/fs71/i/2014/326/4/c/chrysalis_by_aschenstern-d85q212.jpg" text:style-name="Internet_20_link" text:visited-style-name="Visited_20_Internet_20_Link">71/</text:a><text:a xlink:type="simple" xlink:href="http://fc01.deviantart.net/fs71/i/2014/326/4/c/chrysalis_by_aschenstern-d85q212.jpg" text:style-name="Internet_20_link" text:visited-style-name="Visited_20_Internet_20_Link">i</text:a><text:a xlink:type="simple" xlink:href="http://fc01.deviantart.net/fs71/i/2014/326/4/c/chrysalis_by_aschenstern-d85q212.jpg" text:style-name="Internet_20_link" text:visited-style-name="Visited_20_Internet_20_Link">/2014/326/4/</text:a><text:a xlink:type="simple" xlink:href="http://fc01.deviantart.net/fs71/i/2014/326/4/c/chrysalis_by_aschenstern-d85q212.jpg" text:style-name="Internet_20_link" text:visited-style-name="Visited_20_Internet_20_Link">c</text:a><text:a xlink:type="simple" xlink:href="http://fc01.deviantart.net/fs71/i/2014/326/4/c/chrysalis_by_aschenstern-d85q212.jpg" text:style-name="Internet_20_link" text:visited-style-name="Visited_20_Internet_20_Link">/</text:a><text:a xlink:type="simple" xlink:href="http://fc01.deviantart.net/fs71/i/2014/326/4/c/chrysalis_by_aschenstern-d85q212.jpg" text:style-name="Internet_20_link" text:visited-style-name="Visited_20_Internet_20_Link">chrysalis</text:a><text:a xlink:type="simple" xlink:href="http://fc01.deviantart.net/fs71/i/2014/326/4/c/chrysalis_by_aschenstern-d85q212.jpg" text:style-name="Internet_20_link" text:visited-style-name="Visited_20_Internet_20_Link">_</text:a><text:a xlink:type="simple" xlink:href="http://fc01.deviantart.net/fs71/i/2014/326/4/c/chrysalis_by_aschenstern-d85q212.jpg" text:style-name="Internet_20_link" text:visited-style-name="Visited_20_Internet_20_Link">by</text:a><text:a xlink:type="simple" xlink:href="http://fc01.deviantart.net/fs71/i/2014/326/4/c/chrysalis_by_aschenstern-d85q212.jpg" text:style-name="Internet_20_link" text:visited-style-name="Visited_20_Internet_20_Link">_</text:a><text:a xlink:type="simple" xlink:href="http://fc01.deviantart.net/fs71/i/2014/326/4/c/chrysalis_by_aschenstern-d85q212.jpg" text:style-name="Internet_20_link" text:visited-style-name="Visited_20_Internet_20_Link">aschenstern</text:a><text:a xlink:type="simple" xlink:href="http://fc01.deviantart.net/fs71/i/2014/326/4/c/chrysalis_by_aschenstern-d85q212.jpg" text:style-name="Internet_20_link" text:visited-style-name="Visited_20_Internet_20_Link">-</text:a><text:a xlink:type="simple" xlink:href="http://fc01.deviantart.net/fs71/i/2014/326/4/c/chrysalis_by_aschenstern-d85q212.jpg" text:style-name="Internet_20_link" text:visited-style-name="Visited_20_Internet_20_Link">d</text:a><text:a xlink:type="simple" xlink:href="http://fc01.deviantart.net/fs71/i/2014/326/4/c/chrysalis_by_aschenstern-d85q212.jpg" text:style-name="Internet_20_link" text:visited-style-name="Visited_20_Internet_20_Link">85</text:a><text:a xlink:type="simple" xlink:href="http://fc01.deviantart.net/fs71/i/2014/326/4/c/chrysalis_by_aschenstern-d85q212.jpg" text:style-name="Internet_20_link" text:visited-style-name="Visited_20_Internet_20_Link">q</text:a><text:a xlink:type="simple" xlink:href="http://fc01.deviantart.net/fs71/i/2014/326/4/c/chrysalis_by_aschenstern-d85q212.jpg" text:style-name="Internet_20_link" text:visited-style-name="Visited_20_Internet_20_Link">212.</text:a><text:a xlink:type="simple" xlink:href="http://fc01.deviantart.net/fs71/i/2014/326/4/c/chrysalis_by_aschenstern-d85q212.jpg" text:style-name="Internet_20_link" text:visited-style-name="Visited_20_Internet_20_Link">jpg</text:a></text:p>
      <text:p text:style-name="P2"/>
      <text:p text:style-name="P2"><text:a xlink:type="simple" xlink:href="http://aschenstern.deviantart.com/art/Princess-Luna-464574212?q=favby%3ACahandariella%2F61164104&amp;qo=19" text:style-name="Internet_20_link" text:visited-style-name="Visited_20_Internet_20_Link">http</text:a><text:a xlink:type="simple" xlink:href="http://aschenstern.deviantart.com/art/Princess-Luna-464574212?q=favby%3ACahandariella%2F61164104&amp;qo=19" text:style-name="Internet_20_link" text:visited-style-name="Visited_20_Internet_20_Link">://</text:a><text:a xlink:type="simple" xlink:href="http://aschenstern.deviantart.com/art/Princess-Luna-464574212?q=favby%3ACahandariella%2F61164104&amp;qo=19" text:style-name="Internet_20_link" text:visited-style-name="Visited_20_Internet_20_Link">aschenstern</text:a><text:a xlink:type="simple" xlink:href="http://aschenstern.deviantart.com/art/Princess-Luna-464574212?q=favby%3ACahandariella%2F61164104&amp;qo=19" text:style-name="Internet_20_link" text:visited-style-name="Visited_20_Internet_20_Link">.</text:a><text:a xlink:type="simple" xlink:href="http://aschenstern.deviantart.com/art/Princess-Luna-464574212?q=favby%3ACahandariella%2F61164104&amp;qo=19" text:style-name="Internet_20_link" text:visited-style-name="Visited_20_Internet_20_Link">deviantart</text:a><text:a xlink:type="simple" xlink:href="http://aschenstern.deviantart.com/art/Princess-Luna-464574212?q=favby%3ACahandariella%2F61164104&amp;qo=19" text:style-name="Internet_20_link" text:visited-style-name="Visited_20_Internet_20_Link">.</text:a><text:a xlink:type="simple" xlink:href="http://aschenstern.deviantart.com/art/Princess-Luna-464574212?q=favby%3ACahandariella%2F61164104&amp;qo=19" text:style-name="Internet_20_link" text:visited-style-name="Visited_20_Internet_20_Link">com</text:a><text:a xlink:type="simple" xlink:href="http://aschenstern.deviantart.com/art/Princess-Luna-464574212?q=favby%3ACahandariella%2F61164104&amp;qo=19" text:style-name="Internet_20_link" text:visited-style-name="Visited_20_Internet_20_Link">/</text:a><text:a xlink:type="simple" xlink:href="http://aschenstern.deviantart.com/art/Princess-Luna-464574212?q=favby%3ACahandariella%2F61164104&amp;qo=19" text:style-name="Internet_20_link" text:visited-style-name="Visited_20_Internet_20_Link">art</text:a><text:a xlink:type="simple" xlink:href="http://aschenstern.deviantart.com/art/Princess-Luna-464574212?q=favby%3ACahandariella%2F61164104&amp;qo=19" text:style-name="Internet_20_link" text:visited-style-name="Visited_20_Internet_20_Link">/</text:a><text:a xlink:type="simple" xlink:href="http://aschenstern.deviantart.com/art/Princess-Luna-464574212?q=favby%3ACahandariella%2F61164104&amp;qo=19" text:style-name="Internet_20_link" text:visited-style-name="Visited_20_Internet_20_Link">Princess</text:a><text:a xlink:type="simple" xlink:href="http://aschenstern.deviantart.com/art/Princess-Luna-464574212?q=favby%3ACahandariella%2F61164104&amp;qo=19" text:style-name="Internet_20_link" text:visited-style-name="Visited_20_Internet_20_Link">-</text:a><text:a xlink:type="simple" xlink:href="http://aschenstern.deviantart.com/art/Princess-Luna-464574212?q=favby%3ACahandariella%2F61164104&amp;qo=19" text:style-name="Internet_20_link" text:visited-style-name="Visited_20_Internet_20_Link">Luna</text:a><text:a xlink:type="simple" xlink:href="http://aschenstern.deviantart.com/art/Princess-Luna-464574212?q=favby%3ACahandariella%2F61164104&amp;qo=19" text:style-name="Internet_20_link" text:visited-style-name="Visited_20_Internet_20_Link">-464574212?</text:a><text:a xlink:type="simple" xlink:href="http://aschenstern.deviantart.com/art/Princess-Luna-464574212?q=favby%3ACahandariella%2F61164104&amp;qo=19" text:style-name="Internet_20_link" text:visited-style-name="Visited_20_Internet_20_Link">q</text:a><text:a xlink:type="simple" xlink:href="http://aschenstern.deviantart.com/art/Princess-Luna-464574212?q=favby%3ACahandariella%2F61164104&amp;qo=19" text:style-name="Internet_20_link" text:visited-style-name="Visited_20_Internet_20_Link">=</text:a><text:a xlink:type="simple" xlink:href="http://aschenstern.deviantart.com/art/Princess-Luna-464574212?q=favby%3ACahandariella%2F61164104&amp;qo=19" text:style-name="Internet_20_link" text:visited-style-name="Visited_20_Internet_20_Link">favby</text:a><text:a xlink:type="simple" xlink:href="http://aschenstern.deviantart.com/art/Princess-Luna-464574212?q=favby%3ACahandariella%2F61164104&amp;qo=19" text:style-name="Internet_20_link" text:visited-style-name="Visited_20_Internet_20_Link">%3</text:a><text:a xlink:type="simple" xlink:href="http://aschenstern.deviantart.com/art/Princess-Luna-464574212?q=favby%3ACahandariella%2F61164104&amp;qo=19" text:style-name="Internet_20_link" text:visited-style-name="Visited_20_Internet_20_Link">ACahandariella</text:a><text:a xlink:type="simple" xlink:href="http://aschenstern.deviantart.com/art/Princess-Luna-464574212?q=favby%3ACahandariella%2F61164104&amp;qo=19" text:style-name="Internet_20_link" text:visited-style-name="Visited_20_Internet_20_Link">%2</text:a><text:a xlink:type="simple" xlink:href="http://aschenstern.deviantart.com/art/Princess-Luna-464574212?q=favby%3ACahandariella%2F61164104&amp;qo=19" text:style-name="Internet_20_link" text:visited-style-name="Visited_20_Internet_20_Link">F</text:a><text:a xlink:type="simple" xlink:href="http://aschenstern.deviantart.com/art/Princess-Luna-464574212?q=favby%3ACahandariella%2F61164104&amp;qo=19" text:style-name="Internet_20_link" text:visited-style-name="Visited_20_Internet_20_Link">61164104&amp;</text:a><text:a xlink:type="simple" xlink:href="http://aschenstern.deviantart.com/art/Princess-Luna-464574212?q=favby%3ACahandariella%2F61164104&amp;qo=19" text:style-name="Internet_20_link" text:visited-style-name="Visited_20_Internet_20_Link">qo</text:a><text:a xlink:type="simple" xlink:href="http://aschenstern.deviantart.com/art/Princess-Luna-464574212?q=favby%3ACahandariella%2F61164104&amp;qo=19" text:style-name="Internet_20_link" text:visited-style-name="Visited_20_Internet_20_Link">=19</text:a></text:p>
      <text:p text:style-name="P2"/>
      <text:p text:style-name="P2"><text:a xlink:type="simple" xlink:href="http://fc05.deviantart.net/fs71/i/2014/181/a/7/princess_luna_by_aschenstern-d7olfr8.jpg" text:style-name="Internet_20_link" text:visited-style-name="Visited_20_Internet_20_Link">http</text:a><text:a xlink:type="simple" xlink:href="http://fc05.deviantart.net/fs71/i/2014/181/a/7/princess_luna_by_aschenstern-d7olfr8.jpg" text:style-name="Internet_20_link" text:visited-style-name="Visited_20_Internet_20_Link">://</text:a><text:a xlink:type="simple" xlink:href="http://fc05.deviantart.net/fs71/i/2014/181/a/7/princess_luna_by_aschenstern-d7olfr8.jpg" text:style-name="Internet_20_link" text:visited-style-name="Visited_20_Internet_20_Link">fc</text:a><text:a xlink:type="simple" xlink:href="http://fc05.deviantart.net/fs71/i/2014/181/a/7/princess_luna_by_aschenstern-d7olfr8.jpg" text:style-name="Internet_20_link" text:visited-style-name="Visited_20_Internet_20_Link">05.</text:a><text:a xlink:type="simple" xlink:href="http://fc05.deviantart.net/fs71/i/2014/181/a/7/princess_luna_by_aschenstern-d7olfr8.jpg" text:style-name="Internet_20_link" text:visited-style-name="Visited_20_Internet_20_Link">deviantart</text:a><text:a xlink:type="simple" xlink:href="http://fc05.deviantart.net/fs71/i/2014/181/a/7/princess_luna_by_aschenstern-d7olfr8.jpg" text:style-name="Internet_20_link" text:visited-style-name="Visited_20_Internet_20_Link">.</text:a><text:a xlink:type="simple" xlink:href="http://fc05.deviantart.net/fs71/i/2014/181/a/7/princess_luna_by_aschenstern-d7olfr8.jpg" text:style-name="Internet_20_link" text:visited-style-name="Visited_20_Internet_20_Link">net</text:a><text:a xlink:type="simple" xlink:href="http://fc05.deviantart.net/fs71/i/2014/181/a/7/princess_luna_by_aschenstern-d7olfr8.jpg" text:style-name="Internet_20_link" text:visited-style-name="Visited_20_Internet_20_Link">/</text:a><text:a xlink:type="simple" xlink:href="http://fc05.deviantart.net/fs71/i/2014/181/a/7/princess_luna_by_aschenstern-d7olfr8.jpg" text:style-name="Internet_20_link" text:visited-style-name="Visited_20_Internet_20_Link">fs</text:a><text:a xlink:type="simple" xlink:href="http://fc05.deviantart.net/fs71/i/2014/181/a/7/princess_luna_by_aschenstern-d7olfr8.jpg" text:style-name="Internet_20_link" text:visited-style-name="Visited_20_Internet_20_Link">71/</text:a><text:a xlink:type="simple" xlink:href="http://fc05.deviantart.net/fs71/i/2014/181/a/7/princess_luna_by_aschenstern-d7olfr8.jpg" text:style-name="Internet_20_link" text:visited-style-name="Visited_20_Internet_20_Link">i</text:a><text:a xlink:type="simple" xlink:href="http://fc05.deviantart.net/fs71/i/2014/181/a/7/princess_luna_by_aschenstern-d7olfr8.jpg" text:style-name="Internet_20_link" text:visited-style-name="Visited_20_Internet_20_Link">/2014/181/</text:a><text:a xlink:type="simple" xlink:href="http://fc05.deviantart.net/fs71/i/2014/181/a/7/princess_luna_by_aschenstern-d7olfr8.jpg" text:style-name="Internet_20_link" text:visited-style-name="Visited_20_Internet_20_Link">a</text:a><text:a xlink:type="simple" xlink:href="http://fc05.deviantart.net/fs71/i/2014/181/a/7/princess_luna_by_aschenstern-d7olfr8.jpg" text:style-name="Internet_20_link" text:visited-style-name="Visited_20_Internet_20_Link">/7/</text:a><text:a xlink:type="simple" xlink:href="http://fc05.deviantart.net/fs71/i/2014/181/a/7/princess_luna_by_aschenstern-d7olfr8.jpg" text:style-name="Internet_20_link" text:visited-style-name="Visited_20_Internet_20_Link">princess</text:a><text:a xlink:type="simple" xlink:href="http://fc05.deviantart.net/fs71/i/2014/181/a/7/princess_luna_by_aschenstern-d7olfr8.jpg" text:style-name="Internet_20_link" text:visited-style-name="Visited_20_Internet_20_Link">_</text:a><text:a xlink:type="simple" xlink:href="http://fc05.deviantart.net/fs71/i/2014/181/a/7/princess_luna_by_aschenstern-d7olfr8.jpg" text:style-name="Internet_20_link" text:visited-style-name="Visited_20_Internet_20_Link">luna</text:a><text:a xlink:type="simple" xlink:href="http://fc05.deviantart.net/fs71/i/2014/181/a/7/princess_luna_by_aschenstern-d7olfr8.jpg" text:style-name="Internet_20_link" text:visited-style-name="Visited_20_Internet_20_Link">_</text:a><text:a xlink:type="simple" xlink:href="http://fc05.deviantart.net/fs71/i/2014/181/a/7/princess_luna_by_aschenstern-d7olfr8.jpg" text:style-name="Internet_20_link" text:visited-style-name="Visited_20_Internet_20_Link">by</text:a><text:a xlink:type="simple" xlink:href="http://fc05.deviantart.net/fs71/i/2014/181/a/7/princess_luna_by_aschenstern-d7olfr8.jpg" text:style-name="Internet_20_link" text:visited-style-name="Visited_20_Internet_20_Link">_</text:a><text:a xlink:type="simple" xlink:href="http://fc05.deviantart.net/fs71/i/2014/181/a/7/princess_luna_by_aschenstern-d7olfr8.jpg" text:style-name="Internet_20_link" text:visited-style-name="Visited_20_Internet_20_Link">aschenstern</text:a><text:a xlink:type="simple" xlink:href="http://fc05.deviantart.net/fs71/i/2014/181/a/7/princess_luna_by_aschenstern-d7olfr8.jpg" text:style-name="Internet_20_link" text:visited-style-name="Visited_20_Internet_20_Link">-</text:a><text:a xlink:type="simple" xlink:href="http://fc05.deviantart.net/fs71/i/2014/181/a/7/princess_luna_by_aschenstern-d7olfr8.jpg" text:style-name="Internet_20_link" text:visited-style-name="Visited_20_Internet_20_Link">d</text:a><text:a xlink:type="simple" xlink:href="http://fc05.deviantart.net/fs71/i/2014/181/a/7/princess_luna_by_aschenstern-d7olfr8.jpg" text:style-name="Internet_20_link" text:visited-style-name="Visited_20_Internet_20_Link">7</text:a><text:a xlink:type="simple" xlink:href="http://fc05.deviantart.net/fs71/i/2014/181/a/7/princess_luna_by_aschenstern-d7olfr8.jpg" text:style-name="Internet_20_link" text:visited-style-name="Visited_20_Internet_20_Link">olfr</text:a><text:a xlink:type="simple" xlink:href="http://fc05.deviantart.net/fs71/i/2014/181/a/7/princess_luna_by_aschenstern-d7olfr8.jpg" text:style-name="Internet_20_link" text:visited-style-name="Visited_20_Internet_20_Link">8.</text:a><text:a xlink:type="simple" xlink:href="http://fc05.deviantart.net/fs71/i/2014/181/a/7/princess_luna_by_aschenstern-d7olfr8.jpg" text:style-name="Internet_20_link" text:visited-style-name="Visited_20_Internet_20_Link">jpg</text:a></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2.2$Windows_x86 LibreOffice_project/edfb5295ba211bd31ad47d0bad0118690f76407d</meta:generator>
    <dc:title/>
    <meta:initial-creator/>
    <meta:editing-cycles>2</meta:editing-cycles>
    <dc:date>2015-04-11T01:03:07.580000000</dc:date>
    <meta:editing-duration>PT1H31M38S</meta:editing-duration>
    <meta:document-statistic meta:table-count="0" meta:image-count="0" meta:object-count="0" meta:page-count="2" meta:paragraph-count="14" meta:word-count="736" meta:character-count="5333" meta:non-whitespace-character-count="4606"/>
  </office:meta>
</office:document-meta>
</file>